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5ac7" officeooo:paragraph-rsid="001d5a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5 ta 30cm : y</text:p>
      <text:p text:style-name="P1">10 ta 30cm : x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8T15:09:15.101608399</meta:creation-date>
    <dc:date>2024-09-08T15:09:54.450164326</dc:date>
    <meta:editing-duration>PT41S</meta:editing-duration>
    <meta:editing-cycles>1</meta:editing-cycles>
    <meta:document-statistic meta:table-count="0" meta:image-count="0" meta:object-count="0" meta:page-count="1" meta:paragraph-count="2" meta:word-count="10" meta:character-count="28" meta:non-whitespace-character-count="20"/>
    <meta:generator>LibreOffice/7.3.7.2$Linux_X86_64 LibreOffice_project/30$Build-2</meta:generator>
  </office:meta>
</office:document-meta>
</file>